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unkte</text:p>
          </table:table-cell>
          <table:table-cell office:value-type="string" table:style-name="ce1">
            <text:p>Punkte</text:p>
          </table:table-cell>
          <table:table-cell office:value-type="string" table:style-name="ce1">
            <text:p>Max Punkt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latt01</text:p>
          </table:table-cell>
          <table:table-cell office:value-type="float" office:value="180" table:style-name="ce1">
            <text:p>180</text:p>
          </table:table-cell>
          <table:table-cell office:value-type="float" office:value="190" table:style-name="ce1">
            <text:p>190</text:p>
          </table:table-cell>
          <table:table-cell office:value-type="float" office:value="0.94736842105263153" table:formula="of:=[.B2]/[.C2]" table:style-name="ce1">
            <text:p>0,94736842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2</text:p>
          </table:table-cell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1" table:formula="of:=[.B3]/[.C3]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3</text:p>
          </table:table-cell>
          <table:table-cell office:value-type="float" office:value="335" table:style-name="ce1">
            <text:p>335</text:p>
          </table:table-cell>
          <table:table-cell office:value-type="float" office:value="420" table:style-name="ce1">
            <text:p>420</text:p>
          </table:table-cell>
          <table:table-cell office:value-type="float" office:value="0.79761904761904767" table:formula="of:=[.B4]/[.C4]" table:style-name="ce1">
            <text:p>0,7976190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4</text:p>
          </table:table-cell>
          <table:table-cell office:value-type="float" office:value="100" table:style-name="ce1">
            <text:p>100</text:p>
          </table:table-cell>
          <table:table-cell office:value-type="float" office:value="240" table:style-name="ce1">
            <text:p>240</text:p>
          </table:table-cell>
          <table:table-cell office:value-type="float" office:value="0.41666666666666669" table:formula="of:=[.B5]/[.C5]" table:style-name="ce1">
            <text:p>0,41666666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5</text:p>
          </table:table-cell>
          <table:table-cell office:value-type="float" office:value="110" table:style-name="ce1">
            <text:p>110</text:p>
          </table:table-cell>
          <table:table-cell office:value-type="float" office:value="360" table:style-name="ce1">
            <text:p>360</text:p>
          </table:table-cell>
          <table:table-cell office:value-type="float" office:value="0.30555555555555558" table:formula="of:=[.B6]/[.C6]" table:style-name="ce1">
            <text:p>0,3055555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6</text:p>
          </table:table-cell>
          <table:table-cell office:value-type="float" office:value="150" table:style-name="ce1">
            <text:p>150</text:p>
          </table:table-cell>
          <table:table-cell office:value-type="float" office:value="210" table:style-name="ce1">
            <text:p>210</text:p>
          </table:table-cell>
          <table:table-cell office:value-type="float" office:value="0.7142857142857143" table:formula="of:=[.B7]/[.C7]" table:style-name="ce1">
            <text:p>0,7142857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7</text:p>
          </table:table-cell>
          <table:table-cell office:value-type="float" office:value="220" table:style-name="ce1">
            <text:p>220</text:p>
          </table:table-cell>
          <table:table-cell office:value-type="float" office:value="280" table:style-name="ce1">
            <text:p>280</text:p>
          </table:table-cell>
          <table:table-cell office:value-type="float" office:value="0.7857142857142857" table:formula="of:=[.B8]/[.C8]" table:style-name="ce1">
            <text:p>0,7857142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8</text:p>
          </table:table-cell>
          <table:table-cell office:value-type="float" office:value="160" table:style-name="ce1">
            <text:p>160</text:p>
          </table:table-cell>
          <table:table-cell office:value-type="float" office:value="260" table:style-name="ce1">
            <text:p>260</text:p>
          </table:table-cell>
          <table:table-cell office:value-type="float" office:value="0.61538461538461542" table:formula="of:=[.B9]/[.C9]" table:style-name="ce1">
            <text:p>0,6153846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B10]/[.C10]" table:style-name="ce1">
            <text:p>#DIV/0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B11]/[.C11]" table:style-name="ce1">
            <text:p>#DIV/0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B12]/[.C12]" table:style-name="ce1">
            <text:p>#DIV/0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latt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[.B13]/[.C13]" table:style-name="ce1">
            <text:p>#DIV/0!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1555" table:formula="of:=SUM([.B2:.B13])" table:style-name="ce1">
            <text:p>1555</text:p>
          </table:table-cell>
          <table:table-cell office:value-type="float" office:value="2260" table:formula="of:=SUM([.C2:.C11])" table:style-name="ce1">
            <text:p>2260</text:p>
          </table:table-cell>
          <table:table-cell office:value-type="float" office:value="0.68805309734513276" table:formula="of:=[.B14]/[.C14]" table:style-name="ce1">
            <text:p>0,688053097</text:p>
          </table:table-cell>
          <table:table-cell table:number-columns-repeated="16380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Tom_H</meta:initial-creator>
    <dc:creator>Tom_H</dc:creator>
    <meta:creation-date>2021-11-25T14:32:53Z</meta:creation-date>
    <dc:date>2021-12-08T18:15:54Z</dc:date>
    <meta:editing-duration>PT0S</meta:editing-duration>
  </office:meta>
</office:document-meta>
</file>